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b2b2b2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3"/>
        <table:table-row table:style-name="ro1" table:number-rows-repeated="3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freq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rate</text:p>
          </table:table-cell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$B$4]/([.A6]+1))" office:value-type="float" office:value="1000" calcext:value-type="float">
            <text:p>1000</text:p>
          </table:table-cell>
          <table:table-cell table:formula="of:=ROUND([.$C$4]/((8*[.A6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4]/([.E6]+1)" office:value-type="float" office:value="19.6078431372549" calcext:value-type="float">
            <text:p>19,6</text:p>
          </table:table-cell>
          <table:table-cell table:formula="of:=[.$C$4]/([.E6]+1)" office:value-type="float" office:value="156.862745098039" calcext:value-type="float">
            <text:p>156,9</text:p>
          </table:table-cell>
          <table:table-cell table:formula="of:=1/[.B6]" office:value-type="float" office:value="0.001" calcext:value-type="float">
            <text:p>0,001</text:p>
          </table:table-cell>
          <table:table-cell table:formula="of:=2/[.B6]" office:value-type="float" office:value="0.002" calcext:value-type="float">
            <text:p>0,002</text:p>
          </table:table-cell>
          <table:table-cell table:formula="of:=5/[.B6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B$4]/([.A7]+1))" office:value-type="float" office:value="500" calcext:value-type="float">
            <text:p>500</text:p>
          </table:table-cell>
          <table:table-cell table:formula="of:=ROUND([.$C$4]/((8*[.A7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4]/([.E7]+1)" office:value-type="float" office:value="9.9009900990099" calcext:value-type="float">
            <text:p>9,9</text:p>
          </table:table-cell>
          <table:table-cell table:formula="of:=[.$C$4]/([.E7]+1)" office:value-type="float" office:value="79.2079207920792" calcext:value-type="float">
            <text:p>79,2</text:p>
          </table:table-cell>
          <table:table-cell table:formula="of:=1/[.B7]" office:value-type="float" office:value="0.002" calcext:value-type="float">
            <text:p>0,002</text:p>
          </table:table-cell>
          <table:table-cell table:formula="of:=2/[.B7]" office:value-type="float" office:value="0.004" calcext:value-type="float">
            <text:p>0,004</text:p>
          </table:table-cell>
          <table:table-cell table:formula="of:=5/[.B7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B$4]/([.A8]+1))" office:value-type="float" office:value="333" calcext:value-type="float">
            <text:p>333</text:p>
          </table:table-cell>
          <table:table-cell table:formula="of:=ROUND([.$C$4]/((8*[.A8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4]/([.E8]+1)" office:value-type="float" office:value="5.95238095238095" calcext:value-type="float">
            <text:p>6,0</text:p>
          </table:table-cell>
          <table:table-cell table:formula="of:=[.$C$4]/([.E8]+1)" office:value-type="float" office:value="47.6190476190476" calcext:value-type="float">
            <text:p>47,6</text:p>
          </table:table-cell>
          <table:table-cell table:formula="of:=1/[.B8]" office:value-type="float" office:value="0.003003003003003" calcext:value-type="float">
            <text:p>0,003</text:p>
          </table:table-cell>
          <table:table-cell table:formula="of:=2/[.B8]" office:value-type="float" office:value="0.00600600600600601" calcext:value-type="float">
            <text:p>0,006</text:p>
          </table:table-cell>
          <table:table-cell table:formula="of:=5/[.B8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B$4]/([.A9]+1))" office:value-type="float" office:value="250" calcext:value-type="float">
            <text:p>250</text:p>
          </table:table-cell>
          <table:table-cell table:formula="of:=ROUND([.$C$4]/((8*[.A9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4]/([.E9]+1)" office:value-type="float" office:value="4.97512437810945" calcext:value-type="float">
            <text:p>5,0</text:p>
          </table:table-cell>
          <table:table-cell table:formula="of:=[.$C$4]/([.E9]+1)" office:value-type="float" office:value="39.8009950248756" calcext:value-type="float">
            <text:p>39,8</text:p>
          </table:table-cell>
          <table:table-cell table:formula="of:=1/[.B9]" office:value-type="float" office:value="0.004" calcext:value-type="float">
            <text:p>0,004</text:p>
          </table:table-cell>
          <table:table-cell table:formula="of:=2/[.B9]" office:value-type="float" office:value="0.008" calcext:value-type="float">
            <text:p>0,008</text:p>
          </table:table-cell>
          <table:table-cell table:formula="of:=5/[.B9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B$4]/([.A10]+1))" office:value-type="float" office:value="200" calcext:value-type="float">
            <text:p>200</text:p>
          </table:table-cell>
          <table:table-cell table:formula="of:=ROUND([.$C$4]/((8*[.A10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4]/([.E10]+1)" office:value-type="float" office:value="3.98406374501992" calcext:value-type="float">
            <text:p>4,0</text:p>
          </table:table-cell>
          <table:table-cell table:formula="of:=[.$C$4]/([.E10]+1)" office:value-type="float" office:value="31.8725099601594" calcext:value-type="float">
            <text:p>31,9</text:p>
          </table:table-cell>
          <table:table-cell table:formula="of:=1/[.B10]" office:value-type="float" office:value="0.005" calcext:value-type="float">
            <text:p>0,005</text:p>
          </table:table-cell>
          <table:table-cell table:formula="of:=2/[.B10]" office:value-type="float" office:value="0.01" calcext:value-type="float">
            <text:p>0,010</text:p>
          </table:table-cell>
          <table:table-cell table:formula="of:=5/[.B1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B$4]/([.A11]+1))" office:value-type="float" office:value="167" calcext:value-type="float">
            <text:p>167</text:p>
          </table:table-cell>
          <table:table-cell table:formula="of:=ROUND([.$C$4]/((8*[.A11])+8))" office:value-type="float" office:value="167" calcext:value-type="float">
            <text:p>16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formula="of:=[.$B$4]/([.E11]+1)" office:value-type="float" office:value="3.32225913621262" calcext:value-type="float">
            <text:p>3,3</text:p>
          </table:table-cell>
          <table:table-cell table:formula="of:=[.$C$4]/([.E11]+1)" office:value-type="float" office:value="26.578073089701" calcext:value-type="float">
            <text:p>26,6</text:p>
          </table:table-cell>
          <table:table-cell table:formula="of:=1/[.B11]" office:value-type="float" office:value="0.00598802395209581" calcext:value-type="float">
            <text:p>0,006</text:p>
          </table:table-cell>
          <table:table-cell table:formula="of:=2/[.B11]" office:value-type="float" office:value="0.0119760479041916" calcext:value-type="float">
            <text:p>0,012</text:p>
          </table:table-cell>
          <table:table-cell table:formula="of:=5/[.B11]" office:value-type="float" office:value="0.029940119760479" calcext:value-type="float">
            <text:p>0,03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ROUND([.$B$4]/([.A12]+1))" office:value-type="float" office:value="143" calcext:value-type="float">
            <text:p>143</text:p>
          </table:table-cell>
          <table:table-cell table:style-name="ce1" table:formula="of:=ROUND([.$C$4]/((8*[.A12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4]/([.E12]+1)" office:value-type="float" office:value="2.9940119760479" calcext:value-type="float">
            <text:p>3,0</text:p>
          </table:table-cell>
          <table:table-cell table:formula="of:=[.$C$4]/([.E12]+1)" office:value-type="float" office:value="23.9520958083832" calcext:value-type="float">
            <text:p>24,0</text:p>
          </table:table-cell>
          <table:table-cell table:formula="of:=1/[.B12]" office:value-type="float" office:value="0.00699300699300699" calcext:value-type="float">
            <text:p>0,007</text:p>
          </table:table-cell>
          <table:table-cell table:formula="of:=2/[.B12]" office:value-type="float" office:value="0.013986013986014" calcext:value-type="float">
            <text:p>0,014</text:p>
          </table:table-cell>
          <table:table-cell table:formula="of:=5/[.B12]" office:value-type="float" office:value="0.034965034965035" calcext:value-type="float">
            <text:p>0,03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ROUND([.$B$4]/([.A13]+1))" office:value-type="float" office:value="125" calcext:value-type="float">
            <text:p>125</text:p>
          </table:table-cell>
          <table:table-cell table:style-name="ce1" table:formula="of:=ROUND([.$C$4]/((8*[.A13])+8))" office:value-type="float" office:value="125" calcext:value-type="float">
            <text:p>125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formula="of:=[.$B$4]/([.E13]+1)" office:value-type="float" office:value="2.84900284900285" calcext:value-type="float">
            <text:p>2,8</text:p>
          </table:table-cell>
          <table:table-cell table:formula="of:=[.$C$4]/([.E13]+1)" office:value-type="float" office:value="22.7920227920228" calcext:value-type="float">
            <text:p>22,8</text:p>
          </table:table-cell>
          <table:table-cell table:formula="of:=1/[.B13]" office:value-type="float" office:value="0.008" calcext:value-type="float">
            <text:p>0,008</text:p>
          </table:table-cell>
          <table:table-cell table:formula="of:=2/[.B13]" office:value-type="float" office:value="0.016" calcext:value-type="float">
            <text:p>0,016</text:p>
          </table:table-cell>
          <table:table-cell table:formula="of:=5/[.B13]" office:value-type="float" office:value="0.04" calcext:value-type="float">
            <text:p>0,04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ROUND([.$B$4]/([.A14]+1))" office:value-type="float" office:value="111" calcext:value-type="float">
            <text:p>111</text:p>
          </table:table-cell>
          <table:table-cell table:style-name="ce1" table:formula="of:=ROUND([.$C$4]/((8*[.A14])+8))" office:value-type="float" office:value="111" calcext:value-type="float">
            <text:p>11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formula="of:=[.$B$4]/([.E14]+1)" office:value-type="float" office:value="2.49376558603491" calcext:value-type="float">
            <text:p>2,5</text:p>
          </table:table-cell>
          <table:table-cell table:formula="of:=[.$C$4]/([.E14]+1)" office:value-type="float" office:value="19.9501246882793" calcext:value-type="float">
            <text:p>20,0</text:p>
          </table:table-cell>
          <table:table-cell table:formula="of:=1/[.B14]" office:value-type="float" office:value="0.00900900900900901" calcext:value-type="float">
            <text:p>0,009</text:p>
          </table:table-cell>
          <table:table-cell table:formula="of:=2/[.B14]" office:value-type="float" office:value="0.018018018018018" calcext:value-type="float">
            <text:p>0,018</text:p>
          </table:table-cell>
          <table:table-cell table:formula="of:=5/[.B14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B$4]/([.A15]+1))" office:value-type="float" office:value="100" calcext:value-type="float">
            <text:p>100</text:p>
          </table:table-cell>
          <table:table-cell table:formula="of:=ROUND([.$C$4]/((8*[.A15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4]/([.E15]+1)" office:value-type="float" office:value="1.99600798403194" calcext:value-type="float">
            <text:p>2,0</text:p>
          </table:table-cell>
          <table:table-cell table:formula="of:=[.$C$4]/([.E15]+1)" office:value-type="float" office:value="15.9680638722555" calcext:value-type="float">
            <text:p>16,0</text:p>
          </table:table-cell>
          <table:table-cell table:formula="of:=1/[.B15]" office:value-type="float" office:value="0.01" calcext:value-type="float">
            <text:p>0,010</text:p>
          </table:table-cell>
          <table:table-cell table:formula="of:=2/[.B15]" office:value-type="float" office:value="0.02" calcext:value-type="float">
            <text:p>0,020</text:p>
          </table:table-cell>
          <table:table-cell table:formula="of:=5/[.B15]" office:value-type="float" office:value="0.05" calcext:value-type="float">
            <text:p>0,05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ROUND([.$B$4]/([.A16]+1))" office:value-type="float" office:value="91" calcext:value-type="float">
            <text:p>91</text:p>
          </table:table-cell>
          <table:table-cell table:style-name="ce1" table:formula="of:=ROUND([.$C$4]/((8*[.A16])+8))" office:value-type="float" office:value="91" calcext:value-type="float">
            <text:p>91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formula="of:=[.$B$4]/([.E16]+1)" office:value-type="float" office:value="1.66389351081531" calcext:value-type="float">
            <text:p>1,7</text:p>
          </table:table-cell>
          <table:table-cell table:formula="of:=[.$C$4]/([.E16]+1)" office:value-type="float" office:value="13.3111480865225" calcext:value-type="float">
            <text:p>13,3</text:p>
          </table:table-cell>
          <table:table-cell table:formula="of:=1/[.B16]" office:value-type="float" office:value="0.010989010989011" calcext:value-type="float">
            <text:p>0,011</text:p>
          </table:table-cell>
          <table:table-cell table:formula="of:=2/[.B16]" office:value-type="float" office:value="0.021978021978022" calcext:value-type="float">
            <text:p>0,022</text:p>
          </table:table-cell>
          <table:table-cell table:formula="of:=5/[.B16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ROUND([.$B$4]/([.A17]+1))" office:value-type="float" office:value="83" calcext:value-type="float">
            <text:p>83</text:p>
          </table:table-cell>
          <table:table-cell table:style-name="ce1" table:formula="of:=ROUND([.$C$4]/((8*[.A17])+8))" office:value-type="float" office:value="83" calcext:value-type="float">
            <text:p>83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formula="of:=[.$B$4]/([.E17]+1)" office:value-type="float" office:value="1.4265335235378" calcext:value-type="float">
            <text:p>1,4</text:p>
          </table:table-cell>
          <table:table-cell table:formula="of:=[.$C$4]/([.E17]+1)" office:value-type="float" office:value="11.4122681883024" calcext:value-type="float">
            <text:p>11,4</text:p>
          </table:table-cell>
          <table:table-cell table:formula="of:=1/[.B17]" office:value-type="float" office:value="0.0120481927710843" calcext:value-type="float">
            <text:p>0,012</text:p>
          </table:table-cell>
          <table:table-cell table:formula="of:=2/[.B17]" office:value-type="float" office:value="0.0240963855421687" calcext:value-type="float">
            <text:p>0,024</text:p>
          </table:table-cell>
          <table:table-cell table:formula="of:=5/[.B17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ROUND([.$B$4]/([.A18]+1))" office:value-type="float" office:value="77" calcext:value-type="float">
            <text:p>77</text:p>
          </table:table-cell>
          <table:table-cell table:style-name="ce1" table:formula="of:=ROUND([.$C$4]/((8*[.A18])+8))" office:value-type="float" office:value="77" calcext:value-type="float">
            <text:p>77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formula="of:=[.$B$4]/([.E18]+1)" office:value-type="float" office:value="1.24843945068664" calcext:value-type="float">
            <text:p>1,2</text:p>
          </table:table-cell>
          <table:table-cell table:formula="of:=[.$C$4]/([.E18]+1)" office:value-type="float" office:value="9.98751560549313" calcext:value-type="float">
            <text:p>10,0</text:p>
          </table:table-cell>
          <table:table-cell table:formula="of:=1/[.B18]" office:value-type="float" office:value="0.012987012987013" calcext:value-type="float">
            <text:p>0,013</text:p>
          </table:table-cell>
          <table:table-cell table:formula="of:=2/[.B18]" office:value-type="float" office:value="0.025974025974026" calcext:value-type="float">
            <text:p>0,026</text:p>
          </table:table-cell>
          <table:table-cell table:formula="of:=5/[.B18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ROUND([.$B$4]/([.A19]+1))" office:value-type="float" office:value="71" calcext:value-type="float">
            <text:p>71</text:p>
          </table:table-cell>
          <table:table-cell table:style-name="ce1" table:formula="of:=ROUND([.$C$4]/((8*[.A19])+8))" office:value-type="float" office:value="71" calcext:value-type="float">
            <text:p>71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formula="of:=[.$B$4]/([.E19]+1)" office:value-type="float" office:value="1.10987791342952" calcext:value-type="float">
            <text:p>1,1</text:p>
          </table:table-cell>
          <table:table-cell table:formula="of:=[.$C$4]/([.E19]+1)" office:value-type="float" office:value="8.87902330743618" calcext:value-type="float">
            <text:p>8,9</text:p>
          </table:table-cell>
          <table:table-cell table:formula="of:=1/[.B19]" office:value-type="float" office:value="0.0140845070422535" calcext:value-type="float">
            <text:p>0,014</text:p>
          </table:table-cell>
          <table:table-cell table:formula="of:=2/[.B19]" office:value-type="float" office:value="0.028169014084507" calcext:value-type="float">
            <text:p>0,028</text:p>
          </table:table-cell>
          <table:table-cell table:formula="of:=5/[.B19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ROUND([.$B$4]/([.A20]+1))" office:value-type="float" office:value="67" calcext:value-type="float">
            <text:p>67</text:p>
          </table:table-cell>
          <table:table-cell table:style-name="ce1" table:formula="of:=ROUND([.$C$4]/((8*[.A20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4]/([.E20]+1)" office:value-type="float" office:value="0.999000999000999" calcext:value-type="float">
            <text:p>1,0</text:p>
          </table:table-cell>
          <table:table-cell table:formula="of:=[.$C$4]/([.E20]+1)" office:value-type="float" office:value="7.99200799200799" calcext:value-type="float">
            <text:p>8,0</text:p>
          </table:table-cell>
          <table:table-cell table:formula="of:=1/[.B20]" office:value-type="float" office:value="0.0149253731343284" calcext:value-type="float">
            <text:p>0,015</text:p>
          </table:table-cell>
          <table:table-cell table:formula="of:=2/[.B20]" office:value-type="float" office:value="0.0298507462686567" calcext:value-type="float">
            <text:p>0,030</text:p>
          </table:table-cell>
          <table:table-cell table:formula="of:=5/[.B20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ROUND([.$B$4]/([.A21]+1))" office:value-type="float" office:value="63" calcext:value-type="float">
            <text:p>63</text:p>
          </table:table-cell>
          <table:table-cell table:style-name="ce1" table:formula="of:=ROUND([.$C$4]/((8*[.A21])+8))" office:value-type="float" office:value="63" calcext:value-type="float">
            <text:p>63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formula="of:=[.$B$4]/([.E21]+1)" office:value-type="float" office:value="0.908265213442325" calcext:value-type="float">
            <text:p>0,9</text:p>
          </table:table-cell>
          <table:table-cell table:formula="of:=[.$C$4]/([.E21]+1)" office:value-type="float" office:value="7.2661217075386" calcext:value-type="float">
            <text:p>7,3</text:p>
          </table:table-cell>
          <table:table-cell table:formula="of:=1/[.B21]" office:value-type="float" office:value="0.0158730158730159" calcext:value-type="float">
            <text:p>0,016</text:p>
          </table:table-cell>
          <table:table-cell table:formula="of:=2/[.B21]" office:value-type="float" office:value="0.0317460317460317" calcext:value-type="float">
            <text:p>0,032</text:p>
          </table:table-cell>
          <table:table-cell table:formula="of:=5/[.B21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ROUND([.$B$4]/([.A22]+1))" office:value-type="float" office:value="59" calcext:value-type="float">
            <text:p>59</text:p>
          </table:table-cell>
          <table:table-cell table:style-name="ce1" table:formula="of:=ROUND([.$C$4]/((8*[.A22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.B22]" office:value-type="float" office:value="0.0169491525423729" calcext:value-type="float">
            <text:p>0,017</text:p>
          </table:table-cell>
          <table:table-cell table:formula="of:=2/[.B22]" office:value-type="float" office:value="0.0338983050847458" calcext:value-type="float">
            <text:p>0,034</text:p>
          </table:table-cell>
          <table:table-cell table:formula="of:=5/[.B22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ROUND([.$B$4]/([.A23]+1))" office:value-type="float" office:value="56" calcext:value-type="float">
            <text:p>56</text:p>
          </table:table-cell>
          <table:table-cell table:style-name="ce1" table:formula="of:=ROUND([.$C$4]/((8*[.A23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.B23]" office:value-type="float" office:value="0.0178571428571429" calcext:value-type="float">
            <text:p>0,018</text:p>
          </table:table-cell>
          <table:table-cell table:formula="of:=2/[.B23]" office:value-type="float" office:value="0.0357142857142857" calcext:value-type="float">
            <text:p>0,036</text:p>
          </table:table-cell>
          <table:table-cell table:formula="of:=5/[.B23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ROUND([.$B$4]/([.A24]+1))" office:value-type="float" office:value="53" calcext:value-type="float">
            <text:p>53</text:p>
          </table:table-cell>
          <table:table-cell table:style-name="ce1" table:formula="of:=ROUND([.$C$4]/((8*[.A24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.B24]" office:value-type="float" office:value="0.0188679245283019" calcext:value-type="float">
            <text:p>0,019</text:p>
          </table:table-cell>
          <table:table-cell table:formula="of:=2/[.B24]" office:value-type="float" office:value="0.0377358490566038" calcext:value-type="float">
            <text:p>0,038</text:p>
          </table:table-cell>
          <table:table-cell table:formula="of:=5/[.B24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B$4]/([.A25]+1))" office:value-type="float" office:value="50" calcext:value-type="float">
            <text:p>50</text:p>
          </table:table-cell>
          <table:table-cell table:formula="of:=ROUND([.$C$4]/((8*[.A25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.B25]" office:value-type="float" office:value="0.02" calcext:value-type="float">
            <text:p>0,020</text:p>
          </table:table-cell>
          <table:table-cell table:formula="of:=2/[.B25]" office:value-type="float" office:value="0.04" calcext:value-type="float">
            <text:p>0,040</text:p>
          </table:table-cell>
          <table:table-cell table:formula="of:=5/[.B25]" office:value-type="float" office:value="0.1" calcext:value-type="float">
            <text:p>0,1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ROUND([.$B$4]/([.A26]+1))" office:value-type="float" office:value="48" calcext:value-type="float">
            <text:p>48</text:p>
          </table:table-cell>
          <table:table-cell table:style-name="ce1" table:formula="of:=ROUND([.$C$4]/((8*[.A26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.B26]" office:value-type="float" office:value="0.0208333333333333" calcext:value-type="float">
            <text:p>0,021</text:p>
          </table:table-cell>
          <table:table-cell table:formula="of:=2/[.B26]" office:value-type="float" office:value="0.0416666666666667" calcext:value-type="float">
            <text:p>0,042</text:p>
          </table:table-cell>
          <table:table-cell table:formula="of:=5/[.B26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6]*[.B7]*[.B8]" office:value-type="float" office:value="40000" calcext:value-type="float">
            <text:p>40000</text:p>
          </table:table-cell>
        </table:table-row>
      </table:table>
      <table:table table:name="Sheet3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Sheet3.A2:Sheet3.A71 Sheet3.B2:Sheet3.B71 Sheet3.A2:Sheet3.A71 Sheet3.C2:Sheet3.C71 Sheet3.A2:Sheet3.A71 Sheet3.D2:Sheet3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number-columns-repeated="4" table:default-cell-style-name="ce4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5.1" calcext:value-type="float">
            <text:p>5,10</text:p>
          </table:table-cell>
          <table:table-cell table:formula="of:=[.B3]-[.C3]" office:value-type="float" office:value="45.9" calcext:value-type="float">
            <text:p>45,90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9.79" calcext:value-type="float">
            <text:p>9,79</text:p>
          </table:table-cell>
          <table:table-cell table:formula="of:=[.B4]-[.C4]" office:value-type="float" office:value="42.21" calcext:value-type="float">
            <text:p>42,2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3.911" calcext:value-type="float">
            <text:p>13,91</text:p>
          </table:table-cell>
          <table:table-cell table:formula="of:=[.B5]-[.C5]" office:value-type="float" office:value="37.089" calcext:value-type="float">
            <text:p>37,09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17.5199" calcext:value-type="float">
            <text:p>17,52</text:p>
          </table:table-cell>
          <table:table-cell table:formula="of:=[.B6]-[.C6]" office:value-type="float" office:value="32.4801" calcext:value-type="float">
            <text:p>32,48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0.66791" calcext:value-type="float">
            <text:p>20,67</text:p>
          </table:table-cell>
          <table:table-cell table:formula="of:=[.B7]-[.C7]" office:value-type="float" office:value="28.33209" calcext:value-type="float">
            <text:p>28,33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23.501119" calcext:value-type="float">
            <text:p>23,50</text:p>
          </table:table-cell>
          <table:table-cell table:formula="of:=[.B8]-[.C8]" office:value-type="float" office:value="25.498881" calcext:value-type="float">
            <text:p>25,50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26.0510071" calcext:value-type="float">
            <text:p>26,05</text:p>
          </table:table-cell>
          <table:table-cell table:formula="of:=[.B9]-[.C9]" office:value-type="float" office:value="22.9489929" calcext:value-type="float">
            <text:p>22,95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28.44590639" calcext:value-type="float">
            <text:p>28,45</text:p>
          </table:table-cell>
          <table:table-cell table:formula="of:=[.B10]-[.C10]" office:value-type="float" office:value="21.55409361" calcext:value-type="float">
            <text:p>21,55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0.701315751" calcext:value-type="float">
            <text:p>30,70</text:p>
          </table:table-cell>
          <table:table-cell table:formula="of:=[.B11]-[.C11]" office:value-type="float" office:value="20.298684249" calcext:value-type="float">
            <text:p>20,30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32.7311841759" calcext:value-type="float">
            <text:p>32,73</text:p>
          </table:table-cell>
          <table:table-cell table:formula="of:=[.B12]-[.C12]" office:value-type="float" office:value="18.2688158241" calcext:value-type="float">
            <text:p>18,27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34.65806575831" calcext:value-type="float">
            <text:p>34,66</text:p>
          </table:table-cell>
          <table:table-cell table:formula="of:=[.B13]-[.C13]" office:value-type="float" office:value="17.34193424169" calcext:value-type="float">
            <text:p>17,34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36.392259182479" calcext:value-type="float">
            <text:p>36,39</text:p>
          </table:table-cell>
          <table:table-cell table:formula="of:=[.B14]-[.C14]" office:value-type="float" office:value="15.607740817521" calcext:value-type="float">
            <text:p>15,6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37.8530332642311" calcext:value-type="float">
            <text:p>37,85</text:p>
          </table:table-cell>
          <table:table-cell table:formula="of:=[.B15]-[.C15]" office:value-type="float" office:value="13.1469667357689" calcext:value-type="float">
            <text:p>13,15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39.267729937808" calcext:value-type="float">
            <text:p>39,27</text:p>
          </table:table-cell>
          <table:table-cell table:formula="of:=[.B16]-[.C16]" office:value-type="float" office:value="12.732270062192" calcext:value-type="float">
            <text:p>12,73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0.4409569440272" calcext:value-type="float">
            <text:p>40,44</text:p>
          </table:table-cell>
          <table:table-cell table:formula="of:=[.B17]-[.C17]" office:value-type="float" office:value="10.5590430559728" calcext:value-type="float">
            <text:p>10,56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1.4968612496245" calcext:value-type="float">
            <text:p>41,50</text:p>
          </table:table-cell>
          <table:table-cell table:formula="of:=[.B18]-[.C18]" office:value-type="float" office:value="9.50313875037552" calcext:value-type="float">
            <text:p>9,50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2.347175124662" calcext:value-type="float">
            <text:p>42,35</text:p>
          </table:table-cell>
          <table:table-cell table:formula="of:=[.B19]-[.C19]" office:value-type="float" office:value="7.65282487533797" calcext:value-type="float">
            <text:p>7,65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3.0124576121958" calcext:value-type="float">
            <text:p>43,01</text:p>
          </table:table-cell>
          <table:table-cell table:formula="of:=[.B20]-[.C20]" office:value-type="float" office:value="5.98754238780418" calcext:value-type="float">
            <text:p>5,99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3.7112118509762" calcext:value-type="float">
            <text:p>43,71</text:p>
          </table:table-cell>
          <table:table-cell table:formula="of:=[.B21]-[.C21]" office:value-type="float" office:value="6.28878814902376" calcext:value-type="float">
            <text:p>6,29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4.2400906658786" calcext:value-type="float">
            <text:p>44,24</text:p>
          </table:table-cell>
          <table:table-cell table:formula="of:=[.B22]-[.C22]" office:value-type="float" office:value="4.75990933412138" calcext:value-type="float">
            <text:p>4,76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4.7160815992908" calcext:value-type="float">
            <text:p>44,72</text:p>
          </table:table-cell>
          <table:table-cell table:formula="of:=[.B23]-[.C23]" office:value-type="float" office:value="4.28391840070925" calcext:value-type="float">
            <text:p>4,28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5.2444734393617" calcext:value-type="float">
            <text:p>45,24</text:p>
          </table:table-cell>
          <table:table-cell table:formula="of:=[.B24]-[.C24]" office:value-type="float" office:value="4.75552656063832" calcext:value-type="float">
            <text:p>4,76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5.7200260954255" calcext:value-type="float">
            <text:p>45,72</text:p>
          </table:table-cell>
          <table:table-cell table:formula="of:=[.B25]-[.C25]" office:value-type="float" office:value="4.27997390457449" calcext:value-type="float">
            <text:p>4,28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6.248023485883" calcext:value-type="float">
            <text:p>46,25</text:p>
          </table:table-cell>
          <table:table-cell table:formula="of:=[.B26]-[.C26]" office:value-type="float" office:value="4.75197651411704" calcext:value-type="float">
            <text:p>4,75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6.6232211372947" calcext:value-type="float">
            <text:p>46,62</text:p>
          </table:table-cell>
          <table:table-cell table:formula="of:=[.B27]-[.C27]" office:value-type="float" office:value="3.37677886270534" calcext:value-type="float">
            <text:p>3,38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6.8608990235652" calcext:value-type="float">
            <text:p>46,86</text:p>
          </table:table-cell>
          <table:table-cell table:formula="of:=[.B28]-[.C28]" office:value-type="float" office:value="2.1391009764348" calcext:value-type="float">
            <text:p>2,14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7.1748091212087" calcext:value-type="float">
            <text:p>47,17</text:p>
          </table:table-cell>
          <table:table-cell table:formula="of:=[.B29]-[.C29]" office:value-type="float" office:value="2.82519087879133" calcext:value-type="float">
            <text:p>2,83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7.5573282090878" calcext:value-type="float">
            <text:p>47,56</text:p>
          </table:table-cell>
          <table:table-cell table:formula="of:=[.B30]-[.C30]" office:value-type="float" office:value="3.44267179091219" calcext:value-type="float">
            <text:p>3,44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7.801595388179" calcext:value-type="float">
            <text:p>47,80</text:p>
          </table:table-cell>
          <table:table-cell table:formula="of:=[.B31]-[.C31]" office:value-type="float" office:value="2.19840461182098" calcext:value-type="float">
            <text:p>2,20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8.0214358493611" calcext:value-type="float">
            <text:p>48,02</text:p>
          </table:table-cell>
          <table:table-cell table:formula="of:=[.B32]-[.C32]" office:value-type="float" office:value="1.97856415063887" calcext:value-type="float">
            <text:p>1,98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8.319292264425" calcext:value-type="float">
            <text:p>48,32</text:p>
          </table:table-cell>
          <table:table-cell table:formula="of:=[.B33]-[.C33]" office:value-type="float" office:value="2.68070773557498" calcext:value-type="float">
            <text:p>2,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8.4873630379825" calcext:value-type="float">
            <text:p>48,49</text:p>
          </table:table-cell>
          <table:table-cell table:formula="of:=[.B34]-[.C34]" office:value-type="float" office:value="1.51263696201748" calcext:value-type="float">
            <text:p>1,5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48.7386267341843" calcext:value-type="float">
            <text:p>48,74</text:p>
          </table:table-cell>
          <table:table-cell table:formula="of:=[.B35]-[.C35]" office:value-type="float" office:value="2.26137326581573" calcext:value-type="float">
            <text:p>2,2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48.8647640607658" calcext:value-type="float">
            <text:p>48,86</text:p>
          </table:table-cell>
          <table:table-cell table:formula="of:=[.B36]-[.C36]" office:value-type="float" office:value="1.13523593923416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8.8782876546893" calcext:value-type="float">
            <text:p>48,88</text:p>
          </table:table-cell>
          <table:table-cell table:formula="of:=[.B37]-[.C37]" office:value-type="float" office:value="0.12171234531074" calcext:value-type="float">
            <text:p>0,1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8.8904588892203" calcext:value-type="float">
            <text:p>48,89</text:p>
          </table:table-cell>
          <table:table-cell table:formula="of:=[.B38]-[.C38]" office:value-type="float" office:value="0.109541110779666" calcext:value-type="float">
            <text:p>0,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8.9014130002983" calcext:value-type="float">
            <text:p>48,90</text:p>
          </table:table-cell>
          <table:table-cell table:formula="of:=[.B39]-[.C39]" office:value-type="float" office:value="0.0985869997017019" calcext:value-type="float">
            <text:p>0,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0112717002685" calcext:value-type="float">
            <text:p>49,01</text:p>
          </table:table-cell>
          <table:table-cell table:formula="of:=[.B40]-[.C40]" office:value-type="float" office:value="0.988728299731534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2101445302416" calcext:value-type="float">
            <text:p>49,21</text:p>
          </table:table-cell>
          <table:table-cell table:formula="of:=[.B41]-[.C41]" office:value-type="float" office:value="1.78985546975838" calcext:value-type="float">
            <text:p>1,7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49.3891300772175" calcext:value-type="float">
            <text:p>49,39</text:p>
          </table:table-cell>
          <table:table-cell table:formula="of:=[.B42]-[.C42]" office:value-type="float" office:value="1.61086992278254" calcext:value-type="float">
            <text:p>1,6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49.6502170694957" calcext:value-type="float">
            <text:p>49,65</text:p>
          </table:table-cell>
          <table:table-cell table:formula="of:=[.B43]-[.C43]" office:value-type="float" office:value="2.34978293050428" calcext:value-type="float">
            <text:p>2,3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49.8851953625462" calcext:value-type="float">
            <text:p>49,89</text:p>
          </table:table-cell>
          <table:table-cell table:formula="of:=[.B44]-[.C44]" office:value-type="float" office:value="2.11480463745385" calcext:value-type="float">
            <text:p>2,1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1966758262915" calcext:value-type="float">
            <text:p>50,20</text:p>
          </table:table-cell>
          <table:table-cell table:formula="of:=[.B45]-[.C45]" office:value-type="float" office:value="2.80332417370846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0.3770082436624" calcext:value-type="float">
            <text:p>50,38</text:p>
          </table:table-cell>
          <table:table-cell table:formula="of:=[.B46]-[.C46]" office:value-type="float" office:value="1.62299175633761" calcext:value-type="float">
            <text:p>1,6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0.4393074192962" calcext:value-type="float">
            <text:p>50,44</text:p>
          </table:table-cell>
          <table:table-cell table:formula="of:=[.B47]-[.C47]" office:value-type="float" office:value="0.560692580703851" calcext:value-type="float">
            <text:p>0,5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0.4953766773665" calcext:value-type="float">
            <text:p>50,50</text:p>
          </table:table-cell>
          <table:table-cell table:formula="of:=[.B48]-[.C48]" office:value-type="float" office:value="0.504623322633464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4458390096299" calcext:value-type="float">
            <text:p>50,45</text:p>
          </table:table-cell>
          <table:table-cell table:formula="of:=[.B49]-[.C49]" office:value-type="float" office:value="-0.445839009629886" calcext:value-type="float">
            <text:p>-0,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3012551086669" calcext:value-type="float">
            <text:p>50,30</text:p>
          </table:table-cell>
          <table:table-cell table:formula="of:=[.B50]-[.C50]" office:value-type="float" office:value="-1.30125510866689" calcext:value-type="float">
            <text:p>-1,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2711295978002" calcext:value-type="float">
            <text:p>50,27</text:p>
          </table:table-cell>
          <table:table-cell table:formula="of:=[.B51]-[.C51]" office:value-type="float" office:value="-0.271129597800204" calcext:value-type="float">
            <text:p>-0,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1440166380202" calcext:value-type="float">
            <text:p>50,14</text:p>
          </table:table-cell>
          <table:table-cell table:formula="of:=[.B52]-[.C52]" office:value-type="float" office:value="-1.14401663802018" calcext:value-type="float">
            <text:p>-1,1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0296149742182" calcext:value-type="float">
            <text:p>50,03</text:p>
          </table:table-cell>
          <table:table-cell table:formula="of:=[.B53]-[.C53]" office:value-type="float" office:value="-1.02961497421816" calcext:value-type="float">
            <text:p>-1,0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266534767964" calcext:value-type="float">
            <text:p>50,03</text:p>
          </table:table-cell>
          <table:table-cell table:formula="of:=[.B54]-[.C54]" office:value-type="float" office:value="-0.0266534767963478" calcext:value-type="float">
            <text:p>-0,0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239881291167" calcext:value-type="float">
            <text:p>50,02</text:p>
          </table:table-cell>
          <table:table-cell table:formula="of:=[.B55]-[.C55]" office:value-type="float" office:value="-0.0239881291167165" calcext:value-type="float">
            <text:p>-0,0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121589316205" calcext:value-type="float">
            <text:p>50,12</text:p>
          </table:table-cell>
          <table:table-cell table:formula="of:=[.B56]-[.C56]" office:value-type="float" office:value="0.878410683794954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094303845845" calcext:value-type="float">
            <text:p>50,11</text:p>
          </table:table-cell>
          <table:table-cell table:formula="of:=[.B57]-[.C57]" office:value-type="float" office:value="-0.109430384584542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49.9984873461261" calcext:value-type="float">
            <text:p>50,00</text:p>
          </table:table-cell>
          <table:table-cell table:formula="of:=[.B58]-[.C58]" office:value-type="float" office:value="-0.99848734612609" calcext:value-type="float">
            <text:p>-1,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49.9986386115135" calcext:value-type="float">
            <text:p>50,00</text:p>
          </table:table-cell>
          <table:table-cell table:formula="of:=[.B59]-[.C59]" office:value-type="float" office:value="0.00136138848651513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0987747503621" calcext:value-type="float">
            <text:p>50,10</text:p>
          </table:table-cell>
          <table:table-cell table:formula="of:=[.B60]-[.C60]" office:value-type="float" office:value="0.901225249637861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0888972753259" calcext:value-type="float">
            <text:p>50,09</text:p>
          </table:table-cell>
          <table:table-cell table:formula="of:=[.B61]-[.C61]" office:value-type="float" office:value="-0.088897275325926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0800075477933" calcext:value-type="float">
            <text:p>50,08</text:p>
          </table:table-cell>
          <table:table-cell table:formula="of:=[.B62]-[.C62]" office:value-type="float" office:value="-0.0800075477933362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172006793014" calcext:value-type="float">
            <text:p>50,17</text:p>
          </table:table-cell>
          <table:table-cell table:formula="of:=[.B63]-[.C63]" office:value-type="float" office:value="0.827993206985994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1548061137126" calcext:value-type="float">
            <text:p>50,15</text:p>
          </table:table-cell>
          <table:table-cell table:formula="of:=[.B64]-[.C64]" office:value-type="float" office:value="-0.15480611371261" calcext:value-type="float">
            <text:p>-0,1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393255023413" calcext:value-type="float">
            <text:p>50,04</text:p>
          </table:table-cell>
          <table:table-cell table:formula="of:=[.B65]-[.C65]" office:value-type="float" office:value="-1.03932550234135" calcext:value-type="float">
            <text:p>-1,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353929521072" calcext:value-type="float">
            <text:p>50,04</text:p>
          </table:table-cell>
          <table:table-cell table:formula="of:=[.B66]-[.C66]" office:value-type="float" office:value="-0.035392952107216" calcext:value-type="float">
            <text:p>-0,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318536568965" calcext:value-type="float">
            <text:p>50,13</text:p>
          </table:table-cell>
          <table:table-cell table:formula="of:=[.B67]-[.C67]" office:value-type="float" office:value="0.868146343103504" calcext:value-type="float">
            <text:p>0,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186682912068" calcext:value-type="float">
            <text:p>50,12</text:p>
          </table:table-cell>
          <table:table-cell table:formula="of:=[.B68]-[.C68]" office:value-type="float" office:value="-0.118668291206845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068014620862" calcext:value-type="float">
            <text:p>50,11</text:p>
          </table:table-cell>
          <table:table-cell table:formula="of:=[.B69]-[.C69]" office:value-type="float" office:value="-0.10680146208616" calcext:value-type="float">
            <text:p>-0,1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1961213158775" calcext:value-type="float">
            <text:p>50,20</text:p>
          </table:table-cell>
          <table:table-cell table:formula="of:=[.B70]-[.C70]" office:value-type="float" office:value="0.803878684122452" calcext:value-type="float">
            <text:p>0,8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1765091842898" calcext:value-type="float">
            <text:p>50,18</text:p>
          </table:table-cell>
          <table:table-cell table:formula="of:=[.B71]-[.C71]" office:value-type="float" office:value="-0.176509184289792" calcext:value-type="float">
            <text:p>-0,18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1:31:08.749299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0S</meta:editing-duration>
    <meta:editing-cycles>8</meta:editing-cycles>
    <meta:generator>LibreOffice/5.1.4.2$Linux_X86_64 LibreOffice_project/10m0$Build-2</meta:generator>
    <dc:date>2016-12-21T13:00:20.227910361</dc:date>
    <meta:document-statistic meta:table-count="3" meta:cell-count="47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Sheet3.A2:Sheet3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71" chart:class="chart:scatter">
            <chart:domain table:cell-range-address="Sheet3.A2:Sheet3.A71"/>
            <chart:data-point chart:repeated="70"/>
          </chart:series>
          <chart:series chart:style-name="ch9" chart:values-cell-range-address="Sheet3.C2:Sheet3.C71" chart:class="chart:scatter">
            <chart:data-point chart:repeated="70"/>
          </chart:series>
          <chart:series chart:style-name="ch10" chart:values-cell-range-address="Sheet3.D2:Sheet3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71</svg:desc>
                </draw:g>
              </table:table-cell>
              <table:table-cell office:value-type="float" office:value="50">
                <text:p>50</text:p>
                <draw:g>
                  <svg:desc>Sheet3.B2:Sheet3.B71</svg:desc>
                </draw:g>
              </table:table-cell>
              <table:table-cell office:value-type="float" office:value="0">
                <text:p>0</text:p>
                <draw:g>
                  <svg:desc>Sheet3.C2:Sheet3.C71</svg:desc>
                </draw:g>
              </table:table-cell>
              <table:table-cell office:value-type="float" office:value="50">
                <text:p>50</text:p>
                <draw:g>
                  <svg:desc>Sheet3.D2:Sheet3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9.79">
                <text:p>9.79</text:p>
              </table:table-cell>
              <table:table-cell office:value-type="float" office:value="42.21">
                <text:p>42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3.911">
                <text:p>13.911</text:p>
              </table:table-cell>
              <table:table-cell office:value-type="float" office:value="37.089">
                <text:p>37.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.5199">
                <text:p>17.5199</text:p>
              </table:table-cell>
              <table:table-cell office:value-type="float" office:value="32.4801">
                <text:p>32.4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0.66791">
                <text:p>20.66791</text:p>
              </table:table-cell>
              <table:table-cell office:value-type="float" office:value="28.33209">
                <text:p>28.33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3.501119">
                <text:p>23.501119</text:p>
              </table:table-cell>
              <table:table-cell office:value-type="float" office:value="25.498881">
                <text:p>25.498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6.0510071">
                <text:p>26.0510071</text:p>
              </table:table-cell>
              <table:table-cell office:value-type="float" office:value="22.9489929">
                <text:p>22.9489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8.44590639">
                <text:p>28.44590639</text:p>
              </table:table-cell>
              <table:table-cell office:value-type="float" office:value="21.55409361">
                <text:p>21.55409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0.701315751">
                <text:p>30.701315751</text:p>
              </table:table-cell>
              <table:table-cell office:value-type="float" office:value="20.298684249">
                <text:p>20.298684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32.7311841759">
                <text:p>32.7311841759</text:p>
              </table:table-cell>
              <table:table-cell office:value-type="float" office:value="18.2688158241">
                <text:p>18.2688158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34.65806575831">
                <text:p>34.65806575831</text:p>
              </table:table-cell>
              <table:table-cell office:value-type="float" office:value="17.34193424169">
                <text:p>17.34193424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36.392259182479">
                <text:p>36.392259182479</text:p>
              </table:table-cell>
              <table:table-cell office:value-type="float" office:value="15.607740817521">
                <text:p>15.607740817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37.8530332642311">
                <text:p>37.8530332642311</text:p>
              </table:table-cell>
              <table:table-cell office:value-type="float" office:value="13.1469667357689">
                <text:p>13.1469667357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39.267729937808">
                <text:p>39.267729937808</text:p>
              </table:table-cell>
              <table:table-cell office:value-type="float" office:value="12.732270062192">
                <text:p>12.732270062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0.4409569440272">
                <text:p>40.4409569440272</text:p>
              </table:table-cell>
              <table:table-cell office:value-type="float" office:value="10.5590430559728">
                <text:p>10.5590430559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1.4968612496245">
                <text:p>41.4968612496245</text:p>
              </table:table-cell>
              <table:table-cell office:value-type="float" office:value="9.50313875037552">
                <text:p>9.50313875037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2.347175124662">
                <text:p>42.347175124662</text:p>
              </table:table-cell>
              <table:table-cell office:value-type="float" office:value="7.65282487533797">
                <text:p>7.65282487533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3.0124576121958">
                <text:p>43.0124576121958</text:p>
              </table:table-cell>
              <table:table-cell office:value-type="float" office:value="5.98754238780418">
                <text:p>5.98754238780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3.7112118509762">
                <text:p>43.7112118509762</text:p>
              </table:table-cell>
              <table:table-cell office:value-type="float" office:value="6.28878814902376">
                <text:p>6.28878814902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4.2400906658786">
                <text:p>44.2400906658786</text:p>
              </table:table-cell>
              <table:table-cell office:value-type="float" office:value="4.75990933412138">
                <text:p>4.75990933412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4.7160815992908">
                <text:p>44.7160815992908</text:p>
              </table:table-cell>
              <table:table-cell office:value-type="float" office:value="4.28391840070925">
                <text:p>4.28391840070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5.2444734393617">
                <text:p>45.2444734393617</text:p>
              </table:table-cell>
              <table:table-cell office:value-type="float" office:value="4.75552656063832">
                <text:p>4.75552656063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5.7200260954255">
                <text:p>45.7200260954255</text:p>
              </table:table-cell>
              <table:table-cell office:value-type="float" office:value="4.27997390457449">
                <text:p>4.27997390457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6.248023485883">
                <text:p>46.248023485883</text:p>
              </table:table-cell>
              <table:table-cell office:value-type="float" office:value="4.75197651411704">
                <text:p>4.75197651411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6.6232211372947">
                <text:p>46.6232211372947</text:p>
              </table:table-cell>
              <table:table-cell office:value-type="float" office:value="3.37677886270534">
                <text:p>3.37677886270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6.8608990235652">
                <text:p>46.8608990235652</text:p>
              </table:table-cell>
              <table:table-cell office:value-type="float" office:value="2.1391009764348">
                <text:p>2.1391009764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7.1748091212087">
                <text:p>47.1748091212087</text:p>
              </table:table-cell>
              <table:table-cell office:value-type="float" office:value="2.82519087879133">
                <text:p>2.82519087879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7.5573282090878">
                <text:p>47.5573282090878</text:p>
              </table:table-cell>
              <table:table-cell office:value-type="float" office:value="3.44267179091219">
                <text:p>3.4426717909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7.801595388179">
                <text:p>47.801595388179</text:p>
              </table:table-cell>
              <table:table-cell office:value-type="float" office:value="2.19840461182098">
                <text:p>2.19840461182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8.0214358493611">
                <text:p>48.0214358493611</text:p>
              </table:table-cell>
              <table:table-cell office:value-type="float" office:value="1.97856415063887">
                <text:p>1.97856415063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8.319292264425">
                <text:p>48.319292264425</text:p>
              </table:table-cell>
              <table:table-cell office:value-type="float" office:value="2.68070773557498">
                <text:p>2.68070773557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8.4873630379825">
                <text:p>48.4873630379825</text:p>
              </table:table-cell>
              <table:table-cell office:value-type="float" office:value="1.51263696201748">
                <text:p>1.51263696201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48.7386267341843">
                <text:p>48.7386267341843</text:p>
              </table:table-cell>
              <table:table-cell office:value-type="float" office:value="2.26137326581573">
                <text:p>2.26137326581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48.8647640607658">
                <text:p>48.8647640607658</text:p>
              </table:table-cell>
              <table:table-cell office:value-type="float" office:value="1.13523593923416">
                <text:p>1.13523593923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8.8782876546893">
                <text:p>48.8782876546893</text:p>
              </table:table-cell>
              <table:table-cell office:value-type="float" office:value="0.12171234531074">
                <text:p>0.12171234531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8.8904588892203">
                <text:p>48.8904588892203</text:p>
              </table:table-cell>
              <table:table-cell office:value-type="float" office:value="0.109541110779666">
                <text:p>0.109541110779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8.9014130002983">
                <text:p>48.9014130002983</text:p>
              </table:table-cell>
              <table:table-cell office:value-type="float" office:value="0.0985869997017019">
                <text:p>0.0985869997017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0112717002685">
                <text:p>49.0112717002685</text:p>
              </table:table-cell>
              <table:table-cell office:value-type="float" office:value="0.988728299731534">
                <text:p>0.988728299731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2101445302416">
                <text:p>49.2101445302416</text:p>
              </table:table-cell>
              <table:table-cell office:value-type="float" office:value="1.78985546975838">
                <text:p>1.78985546975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49.3891300772175">
                <text:p>49.3891300772175</text:p>
              </table:table-cell>
              <table:table-cell office:value-type="float" office:value="1.61086992278254">
                <text:p>1.61086992278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49.6502170694957">
                <text:p>49.6502170694957</text:p>
              </table:table-cell>
              <table:table-cell office:value-type="float" office:value="2.34978293050428">
                <text:p>2.34978293050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49.8851953625462">
                <text:p>49.8851953625462</text:p>
              </table:table-cell>
              <table:table-cell office:value-type="float" office:value="2.11480463745385">
                <text:p>2.11480463745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1966758262915">
                <text:p>50.1966758262915</text:p>
              </table:table-cell>
              <table:table-cell office:value-type="float" office:value="2.80332417370846">
                <text:p>2.80332417370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0.3770082436624">
                <text:p>50.3770082436624</text:p>
              </table:table-cell>
              <table:table-cell office:value-type="float" office:value="1.62299175633761">
                <text:p>1.62299175633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0.4393074192962">
                <text:p>50.4393074192962</text:p>
              </table:table-cell>
              <table:table-cell office:value-type="float" office:value="0.560692580703851">
                <text:p>0.560692580703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0.4953766773665">
                <text:p>50.4953766773665</text:p>
              </table:table-cell>
              <table:table-cell office:value-type="float" office:value="0.504623322633464">
                <text:p>0.504623322633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4458390096299">
                <text:p>50.4458390096299</text:p>
              </table:table-cell>
              <table:table-cell office:value-type="float" office:value="-0.445839009629886">
                <text:p>-0.445839009629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3012551086669">
                <text:p>50.3012551086669</text:p>
              </table:table-cell>
              <table:table-cell office:value-type="float" office:value="-1.30125510866689">
                <text:p>-1.30125510866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2711295978002">
                <text:p>50.2711295978002</text:p>
              </table:table-cell>
              <table:table-cell office:value-type="float" office:value="-0.271129597800204">
                <text:p>-0.271129597800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1440166380202">
                <text:p>50.1440166380202</text:p>
              </table:table-cell>
              <table:table-cell office:value-type="float" office:value="-1.14401663802018">
                <text:p>-1.14401663802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0296149742182">
                <text:p>50.0296149742182</text:p>
              </table:table-cell>
              <table:table-cell office:value-type="float" office:value="-1.02961497421816">
                <text:p>-1.02961497421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266534767964">
                <text:p>50.0266534767964</text:p>
              </table:table-cell>
              <table:table-cell office:value-type="float" office:value="-0.0266534767963478">
                <text:p>-0.0266534767963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239881291167">
                <text:p>50.0239881291167</text:p>
              </table:table-cell>
              <table:table-cell office:value-type="float" office:value="-0.0239881291167165">
                <text:p>-0.0239881291167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121589316205">
                <text:p>50.121589316205</text:p>
              </table:table-cell>
              <table:table-cell office:value-type="float" office:value="0.878410683794954">
                <text:p>0.878410683794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094303845845">
                <text:p>50.1094303845845</text:p>
              </table:table-cell>
              <table:table-cell office:value-type="float" office:value="-0.109430384584542">
                <text:p>-0.109430384584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9.9984873461261">
                <text:p>49.9984873461261</text:p>
              </table:table-cell>
              <table:table-cell office:value-type="float" office:value="-0.99848734612609">
                <text:p>-0.998487346126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9.9986386115135">
                <text:p>49.9986386115135</text:p>
              </table:table-cell>
              <table:table-cell office:value-type="float" office:value="0.00136138848651513">
                <text:p>0.00136138848651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0987747503621">
                <text:p>50.0987747503621</text:p>
              </table:table-cell>
              <table:table-cell office:value-type="float" office:value="0.901225249637861">
                <text:p>0.901225249637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0888972753259">
                <text:p>50.0888972753259</text:p>
              </table:table-cell>
              <table:table-cell office:value-type="float" office:value="-0.0888972753259267">
                <text:p>-0.0888972753259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0800075477933">
                <text:p>50.0800075477933</text:p>
              </table:table-cell>
              <table:table-cell office:value-type="float" office:value="-0.0800075477933362">
                <text:p>-0.0800075477933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172006793014">
                <text:p>50.172006793014</text:p>
              </table:table-cell>
              <table:table-cell office:value-type="float" office:value="0.827993206985994">
                <text:p>0.827993206985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1548061137126">
                <text:p>50.1548061137126</text:p>
              </table:table-cell>
              <table:table-cell office:value-type="float" office:value="-0.15480611371261">
                <text:p>-0.15480611371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393255023413">
                <text:p>50.0393255023413</text:p>
              </table:table-cell>
              <table:table-cell office:value-type="float" office:value="-1.03932550234135">
                <text:p>-1.03932550234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353929521072">
                <text:p>50.0353929521072</text:p>
              </table:table-cell>
              <table:table-cell office:value-type="float" office:value="-0.035392952107216">
                <text:p>-0.035392952107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318536568965">
                <text:p>50.1318536568965</text:p>
              </table:table-cell>
              <table:table-cell office:value-type="float" office:value="0.868146343103504">
                <text:p>0.868146343103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186682912068">
                <text:p>50.1186682912068</text:p>
              </table:table-cell>
              <table:table-cell office:value-type="float" office:value="-0.118668291206845">
                <text:p>-0.118668291206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068014620862">
                <text:p>50.1068014620862</text:p>
              </table:table-cell>
              <table:table-cell office:value-type="float" office:value="-0.10680146208616">
                <text:p>-0.10680146208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1961213158775">
                <text:p>50.1961213158775</text:p>
              </table:table-cell>
              <table:table-cell office:value-type="float" office:value="0.803878684122452">
                <text:p>0.8038786841224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1765091842898">
                <text:p>50.1765091842898</text:p>
              </table:table-cell>
              <table:table-cell office:value-type="float" office:value="-0.176509184289792">
                <text:p>-0.176509184289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